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1.0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3" table:style-name="Default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]/[.D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3" table:style-name="Default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57]/[.D57]" office:value-type="float" office:value="0.888888888888889" calcext:value-type="float">
            <text:p>0,888888888888889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2]/[.D62]" office:value-type="float" office:value="0.854430379746835" calcext:value-type="float">
            <text:p>0,854430379746835</text:p>
          </table:table-cell>
          <table:table-cell table:style-name="ce6" table:number-columns-repeated="3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office:value-type="string" calcext:value-type="string">
            <text:p>-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7]/[.D67]" office:value-type="float" office:value="0.936708860759494" calcext:value-type="float">
            <text:p>0,936708860759494</text:p>
          </table:table-cell>
          <table:table-cell table:style-name="ce6" table:number-columns-repeated="3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 table:number-columns-repeated="12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 table:number-columns-repeated="12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table:style-name="Default" office:value-type="string" calcext:value-type="string">
            <text:p>Tests from 09.08.2022</text:p>
          </table:table-cell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3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Default"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 table:style-name="Default"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3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4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Default"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 table:style-name="Default"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 table:style-name="Default"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 table:style-name="Default"/>
          <table:table-cell table:style-name="ce13" office:value-type="string" calcext:value-type="string">
            <text:p>Board 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.00.0000</text:date>, <text:time style:data-style-name="N2" text:time-value="09:21:57.8806593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09T12:00:58.535710757</dc:date>
    <meta:editing-duration>PT8H44M21S</meta:editing-duration>
    <meta:editing-cycles>60</meta:editing-cycles>
    <meta:generator>LibreOffice/6.4.7.2$Linux_X86_64 LibreOffice_project/40$Build-2</meta:generator>
    <meta:document-statistic meta:table-count="1" meta:cell-count="1234" meta:object-count="0"/>
  </office:meta>
</office:document-meta>
</file>